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02a8" officeooo:paragraph-rsid="001102a8"/>
    </style:style>
    <style:style style:name="P2" style:family="paragraph" style:parent-style-name="Standard" style:list-style-name="L1">
      <style:text-properties officeooo:rsid="001102a8" officeooo:paragraph-rsid="001102a8"/>
    </style:style>
    <style:style style:name="P3" style:family="paragraph" style:parent-style-name="Standard" style:list-style-name="L1">
      <style:text-properties officeooo:rsid="001102a8" officeooo:paragraph-rsid="0011443d"/>
    </style:style>
    <style:style style:name="P4" style:family="paragraph" style:parent-style-name="Standard" style:list-style-name="L1">
      <style:text-properties officeooo:rsid="001102a8" officeooo:paragraph-rsid="0012d09c"/>
    </style:style>
    <style:style style:name="P5" style:family="paragraph" style:parent-style-name="Standard" style:list-style-name="L1">
      <style:text-properties officeooo:rsid="0012d09c" officeooo:paragraph-rsid="0012d09c"/>
    </style:style>
    <style:style style:name="P6" style:family="paragraph" style:parent-style-name="Standard" style:list-style-name="L1">
      <style:text-properties officeooo:rsid="0013fc0a" officeooo:paragraph-rsid="0013fc0a"/>
    </style:style>
    <style:style style:name="P7" style:family="paragraph" style:parent-style-name="Standard" style:list-style-name="L1">
      <style:text-properties officeooo:rsid="0014d8d7" officeooo:paragraph-rsid="0014d8d7"/>
    </style:style>
    <style:style style:name="P8" style:family="paragraph" style:parent-style-name="Standard" style:list-style-name="L1">
      <style:text-properties officeooo:rsid="00164d24" officeooo:paragraph-rsid="00164d24"/>
    </style:style>
    <style:style style:name="T1" style:family="text">
      <style:text-properties officeooo:rsid="0011443d"/>
    </style:style>
    <style:style style:name="T2" style:family="text">
      <style:text-properties officeooo:rsid="0013fc0a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96672379" text:style-name="L1">
        <text:list-item>
          <text:p text:style-name="P2">R4.1</text:p>
          <text:list>
            <text:list-item>
              <text:p text:style-name="P2">*</text:p>
              <text:p text:style-name="P2">**</text:p>
              <text:p text:style-name="P2">***</text:p>
              <text:p text:style-name="P2">****</text:p>
              <text:p text:style-name="P2"/>
            </text:list-item>
            <text:list-item>
              <text:p text:style-name="P2">=====</text:p>
              <text:p text:style-name="P2">*====</text:p>
              <text:p text:style-name="P2">**===</text:p>
              <text:p text:style-name="P2">***==</text:p>
              <text:p text:style-name="P2">****=</text:p>
              <text:p text:style-name="P2"/>
            </text:list-item>
            <text:list-item>
              <text:p text:style-name="P2">Infinitely outputs *****</text:p>
            </text:list-item>
          </text:list>
        </text:list-item>
        <text:list-item>
          <text:p text:style-name="P2">R4.4</text:p>
          <text:list>
            <text:list-item>
              <text:p text:style-name="P2">int n = 100;</text:p>
              <text:p text:style-name="P2">int i = 0;</text:p>
              <text:p text:style-name="P3">while(i * i &lt; <text:span text:style-name="T1">n</text:span>){</text:p>
              <text:p text:style-name="P3"><text:s text:c="4"/>System.out.print(i * i + " ");</text:p>
              <text:p text:style-name="P3"><text:s text:c="4"/>i++;</text:p>
              <text:p text:style-name="P2"><text:s/>}</text:p>
              <text:p text:style-name="P2">System.out.println();</text:p>
              <text:p text:style-name="P2"/>
            </text:list-item>
            <text:list-item>
              <text:p text:style-name="P2">int n = 100;</text:p>
              <text:p text:style-name="P2"><text:span text:style-name="T1">i</text:span>nt i = 0;</text:p>
              <text:p text:style-name="P2">while(i &lt; n){</text:p>
              <text:p text:style-name="P2"><text:s text:c="5"/>if(i % 10 == 0){</text:p>
              <text:p text:style-name="P2"><text:s text:c="9"/>System.out.print(i + " ");</text:p>
              <text:p text:style-name="P2"><text:s text:c="5"/>}</text:p>
              <text:p text:style-name="P2"><text:s text:c="6"/>i++;</text:p>
              <text:p text:style-name="P2"><text:s/>}</text:p>
              <text:p text:style-name="P2"><text:s/>System.out.println();</text:p>
              <text:p text:style-name="P2"/>
            </text:list-item>
            <text:list-item>
              <text:p text:style-name="P2">int n = 100;</text:p>
              <text:p text:style-name="P4">int i = 1;</text:p>
              <text:p text:style-name="P2"/>
              <text:p text:style-name="P2">while(i &lt; n){</text:p>
              <text:p text:style-name="P2"><text:s text:c="3"/>System.out.print(i + " ");</text:p>
              <text:p text:style-name="P2"><text:s text:c="3"/>i *= 2;</text:p>
              <text:p text:style-name="P2">}</text:p>
              <text:p text:style-name="P2">System.out.println();</text:p>
            </text:list-item>
          </text:list>
        </text:list-item>
        <text:list-item>
          <text:p text:style-name="P5">R4.8</text:p>
          <text:list>
            <text:list-item>
              <text:p text:style-name="P5">An infinite loop is a loop that never reaches it’s terminating condition. <text:span text:style-name="T2">It can be terminated usually by pressing CTR-C or CTRL-Z or closing the terminal</text:span></text:p>
            </text:list-item>
          </text:list>
        </text:list-item>
        <text:list-item>
          <text:p text:style-name="P6">R4.10</text:p>
          <text:list>
            <text:list-item>
              <text:p text:style-name="P7">An error in a program that occurs when an index is unintentionally one off. I have had an off-by one error while iterating through an array</text:p>
            </text:list-item>
          </text:list>
        </text:list-item>
        <text:list-item>
          <text:p text:style-name="P8">R4.11</text:p>
          <text:list>
            <text:list-item>
              <text:p text:style-name="P8"><text:soft-page-break/>A sentinel value is a variable that determines the condition when a loop ends. An example would be having a boolean variable that is true when a game is in progress and false when its not.</text:p>
            </text:list-item>
          </text:list>
        </text:list-item>
        <text:list-item>
          <text:p text:style-name="P8"><text:s/>R4.19</text:p>
          <text:list>
            <text:list-item>
              <text:p text:style-name="P8">s = 1.0/ (1+n*n);</text:p>
              <text:p text:style-name="P8">while(s &gt; 0.01) {</text:p>
              <text:p text:style-name="P8"><text:s text:c="4"/>n++;</text:p>
              <text:p text:style-name="P8"><text:s text:c="4"/>x = x + 5;</text:p>
              <text:p text:style-name="P8">}</text:p>
            </text:list-item>
          </text:list>
          <text:p text:style-name="P8"/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5:50:53.752538303</meta:creation-date>
    <dc:date>2023-10-31T16:16:48.024397112</dc:date>
    <meta:editing-duration>PT6H17M5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47" meta:word-count="203" meta:character-count="988" meta:non-whitespace-character-count="797"/>
  </office:meta>
</office:document-meta>
</file>